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nsolas2" svg:font-family="Consolas" style:font-adornments="Gras" style:font-pitch="fixed"/>
    <style:font-face style:name="Consolas1" svg:font-family="Consolas" style:font-adornments="Normal" style:font-pitch="fixed"/>
    <style:font-face style:name="Consolas" svg:font-family="Consolas" style:font-adornments="Normal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Helvetica Condensed1" svg:font-family="'Helvetica Condensed'" style:font-adornments="Gras" style:font-pitch="variable"/>
    <style:font-face style:name="Helvetica Condensed" svg:font-family="'Helvetica Condensed'" style:font-adornments="Normal" style:font-pitch="variable"/>
    <style:font-face style:name="Utopia-Regular" svg:font-family="Utopia-Regular" style:font-adornments="Normal" style:font-pitch="variable"/>
    <style:font-face style:name="Liberation Serif" svg:font-family="'Liberation Serif'" style:font-family-generic="roman" style:font-pitch="variable"/>
    <style:font-face style:name="Century Gothic" svg:font-family="'Century Gothic'" style:font-adornments="Normal" style:font-family-generic="swiss" style:font-pitch="variable"/>
    <style:font-face style:name="Helvetica Narrow" svg:font-family="'Helvetica Narrow'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1264in" style:rel-column-width="11029*"/>
    </style:style>
    <style:style style:name="Table5.B" style:family="table-column">
      <style:table-column-properties style:column-width="2.1882in" style:rel-column-width="21425*"/>
    </style:style>
    <style:style style:name="Table5.C" style:family="table-column">
      <style:table-column-properties style:column-width="3.3785in" style:rel-column-width="33081*"/>
    </style:style>
    <style:style style:name="Table5.1" style:family="table-row">
      <style:table-row-properties style:min-row-height="0.5021in"/>
    </style:style>
    <style:style style:name="Table5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style:vertical-align="middle"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none" fo:border-top="none" fo:border-bottom="0.05pt solid #000000"/>
    </style:style>
    <style:style style:name="Table5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5" style:family="table-row">
      <style:table-row-properties style:min-row-height="0.809in"/>
    </style:style>
    <style:style style:name="Table5.A5" style:family="table-cell">
      <style:table-cell-properties fo:padding="0.0382in" fo:border-left="0.05pt solid #000000" fo:border-right="none" fo:border-top="none" fo:border-bottom="0.05pt solid #000000"/>
    </style:style>
    <style:style style:name="Table5.B5" style:family="table-cell">
      <style:table-cell-properties fo:padding="0.0382in" fo:border-left="0.05pt solid #000000" fo:border-right="none" fo:border-top="none" fo:border-bottom="0.05pt solid #000000"/>
    </style:style>
    <style:style style:name="Table5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1264in" style:rel-column-width="11029*"/>
    </style:style>
    <style:style style:name="Table2.B" style:family="table-column">
      <style:table-column-properties style:column-width="2.1882in" style:rel-column-width="21425*"/>
    </style:style>
    <style:style style:name="Table2.C" style:family="table-column">
      <style:table-column-properties style:column-width="3.3785in" style:rel-column-width="33081*"/>
    </style:style>
    <style:style style:name="Table2.1" style:family="table-row">
      <style:table-row-properties style:min-row-height="0.5021in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style:vertical-align="middle"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316in" style:rel-column-width="12885*"/>
    </style:style>
    <style:style style:name="Table3.B" style:family="table-column">
      <style:table-column-properties style:column-width="1.9979in" style:rel-column-width="19562*"/>
    </style:style>
    <style:style style:name="Table3.C" style:family="table-column">
      <style:table-column-properties style:column-width="3.3792in" style:rel-column-width="33088*"/>
    </style:style>
    <style:style style:name="Table3.1" style:family="table-row">
      <style:table-row-properties style:min-row-height="0.5021in"/>
    </style:style>
    <style:style style:name="Table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style:vertical-align="middle"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316in" style:rel-column-width="12885*"/>
    </style:style>
    <style:style style:name="Table4.B" style:family="table-column">
      <style:table-column-properties style:column-width="1.9979in" style:rel-column-width="19562*"/>
    </style:style>
    <style:style style:name="Table4.C" style:family="table-column">
      <style:table-column-properties style:column-width="3.3792in" style:rel-column-width="33088*"/>
    </style:style>
    <style:style style:name="Table4.1" style:family="table-row">
      <style:table-row-properties style:min-row-height="0.5021in"/>
    </style:style>
    <style:style style:name="Table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style:vertical-align="middle"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5e63" officeooo:paragraph-rsid="00055e63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loext:graphic-properties draw:fill="solid" draw:fill-color="#dddddd" draw:opacity="100%"/>
      <style:paragraph-properties fo:text-align="start" style:justify-single-word="false" fo:background-color="#dddddd"/>
    </style:style>
    <style:style style:name="P4" style:family="paragraph" style:parent-style-name="Standard">
      <style:text-properties style:font-name="Liberation Serif" fo:font-size="12pt" officeooo:paragraph-rsid="003c9d9d" style:font-size-asian="12pt" style:font-size-complex="12pt"/>
    </style:style>
    <style:style style:name="P5" style:family="paragraph" style:parent-style-name="Standard">
      <style:text-properties officeooo:paragraph-rsid="0038fb90"/>
    </style:style>
    <style:style style:name="P6" style:family="paragraph" style:parent-style-name="Standard">
      <loext:graphic-properties draw:fill="solid" draw:fill-color="#dddddd" draw:opacity="100%"/>
      <style:paragraph-properties fo:background-color="#dddddd"/>
      <style:text-properties officeooo:rsid="001d5a29" officeooo:paragraph-rsid="001f46c7"/>
    </style:style>
    <style:style style:name="P7" style:family="paragraph" style:parent-style-name="Standard">
      <style:text-properties officeooo:paragraph-rsid="003af184"/>
    </style:style>
    <style:style style:name="P8" style:family="paragraph" style:parent-style-name="Standard">
      <style:text-properties officeooo:paragraph-rsid="003c9d9d"/>
    </style:style>
    <style:style style:name="P9" style:family="paragraph" style:parent-style-name="Standard">
      <loext:graphic-properties draw:fill="solid" draw:fill-color="#dddddd" draw:opacity="100%"/>
      <style:paragraph-properties fo:background-color="#dddddd"/>
      <style:text-properties officeooo:paragraph-rsid="003c9d9d"/>
    </style:style>
    <style:style style:name="P10" style:family="paragraph" style:parent-style-name="Text_20_body">
      <style:text-properties officeooo:paragraph-rsid="00055e63"/>
    </style:style>
    <style:style style:name="P11" style:family="paragraph" style:parent-style-name="Text_20_body">
      <style:text-properties officeooo:paragraph-rsid="00079adb"/>
    </style:style>
    <style:style style:name="P12" style:family="paragraph" style:parent-style-name="Text_20_body">
      <style:text-properties fo:font-weight="bold" style:font-weight-asian="bold" style:font-weight-complex="bold"/>
    </style:style>
    <style:style style:name="P13" style:family="paragraph" style:parent-style-name="Text_20_body">
      <loext:graphic-properties draw:fill="solid" draw:fill-color="#dddddd" draw:opacity="100%"/>
      <style:paragraph-properties fo:background-color="#dddddd"/>
      <style:text-properties fo:font-weight="bold" style:font-weight-asian="bold" style:font-weight-complex="bold"/>
    </style:style>
    <style:style style:name="P14" style:family="paragraph" style:parent-style-name="Text_20_body">
      <style:paragraph-properties fo:text-align="center" style:justify-single-word="false"/>
      <style:text-properties fo:font-weight="bold" officeooo:rsid="00079adb" officeooo:paragraph-rsid="0038fb90" style:font-weight-asian="bold" style:font-weight-complex="bold"/>
    </style:style>
    <style:style style:name="P15" style:family="paragraph" style:parent-style-name="Text_20_body">
      <style:paragraph-properties fo:text-align="center" style:justify-single-word="false"/>
      <style:text-properties fo:font-weight="bold" officeooo:rsid="00079adb" officeooo:paragraph-rsid="003af184" style:font-weight-asian="bold" style:font-weight-complex="bold"/>
    </style:style>
    <style:style style:name="P16" style:family="paragraph" style:parent-style-name="Text_20_body">
      <style:paragraph-properties fo:text-align="center" style:justify-single-word="false"/>
      <style:text-properties fo:font-weight="bold" officeooo:rsid="00079adb" officeooo:paragraph-rsid="003c9d9d" style:font-weight-asian="bold" style:font-weight-complex="bold"/>
    </style:style>
    <style:style style:name="P17" style:family="paragraph" style:parent-style-name="Text_20_body">
      <style:paragraph-properties fo:text-align="center" style:justify-single-word="false"/>
      <style:text-properties fo:font-weight="bold" officeooo:rsid="0010c64f" officeooo:paragraph-rsid="0038fb90" style:font-weight-asian="bold" style:font-weight-complex="bold"/>
    </style:style>
    <style:style style:name="P18" style:family="paragraph" style:parent-style-name="Text_20_body">
      <style:paragraph-properties fo:text-align="center" style:justify-single-word="false"/>
      <style:text-properties fo:font-weight="bold" officeooo:rsid="0010c64f" officeooo:paragraph-rsid="003af184" style:font-weight-asian="bold" style:font-weight-complex="bold"/>
    </style:style>
    <style:style style:name="P19" style:family="paragraph" style:parent-style-name="Text_20_body">
      <style:paragraph-properties fo:text-align="center" style:justify-single-word="false"/>
      <style:text-properties fo:font-weight="bold" officeooo:rsid="0010c64f" officeooo:paragraph-rsid="003c9d9d" style:font-weight-asian="bold" style:font-weight-complex="bold"/>
    </style:style>
    <style:style style:name="P20" style:family="paragraph" style:parent-style-name="Text_20_body">
      <style:text-properties fo:font-weight="bold" officeooo:paragraph-rsid="003c9d9d" style:font-weight-asian="bold" style:font-weight-complex="bold"/>
    </style:style>
    <style:style style:name="P21" style:family="paragraph" style:parent-style-name="Text_20_body">
      <style:text-properties fo:font-weight="bold" officeooo:paragraph-rsid="003daf0e" style:font-weight-asian="bold" style:font-weight-complex="bold"/>
    </style:style>
    <style:style style:name="P22" style:family="paragraph" style:parent-style-name="Text_20_body">
      <style:text-properties fo:font-weight="bold" officeooo:rsid="003daf0e" officeooo:paragraph-rsid="003daf0e" style:font-weight-asian="bold" style:font-weight-complex="bold"/>
    </style:style>
    <style:style style:name="P23" style:family="paragraph" style:parent-style-name="Text_20_body">
      <style:text-properties fo:font-weight="bold" officeooo:paragraph-rsid="0042e9e3" style:font-weight-asian="bold" style:font-weight-complex="bold"/>
    </style:style>
    <style:style style:name="P24" style:family="paragraph" style:parent-style-name="Text_20_body">
      <loext:graphic-properties draw:fill="solid" draw:fill-color="#dddddd" draw:opacity="100%"/>
      <style:paragraph-properties fo:text-align="center" style:justify-single-word="false" fo:background-color="#dddddd"/>
      <style:text-properties fo:font-size="24pt" fo:font-weight="bold" style:font-size-asian="24pt" style:font-weight-asian="bold" style:font-size-complex="24pt" style:font-weight-complex="bold"/>
    </style:style>
    <style:style style:name="P25" style:family="paragraph" style:parent-style-name="Text_20_body">
      <style:text-properties officeooo:paragraph-rsid="001d5a29"/>
    </style:style>
    <style:style style:name="P26" style:family="paragraph" style:parent-style-name="Text_20_body">
      <loext:graphic-properties draw:fill="solid" draw:fill-color="#dddddd" draw:opacity="100%"/>
      <style:paragraph-properties fo:text-align="start" style:justify-single-word="false" fo:background-color="#dddddd"/>
    </style:style>
    <style:style style:name="P27" style:family="paragraph" style:parent-style-name="Text_20_body">
      <style:text-properties fo:font-style="italic" officeooo:paragraph-rsid="00055e63" style:font-style-asian="italic" style:font-style-complex="italic"/>
    </style:style>
    <style:style style:name="P28" style:family="paragraph" style:parent-style-name="Text_20_body">
      <loext:graphic-properties draw:fill="solid" draw:fill-color="#dddddd" draw:opacity="100%"/>
      <style:paragraph-properties fo:background-color="#dddddd"/>
    </style:style>
    <style:style style:name="P29" style:family="paragraph" style:parent-style-name="Text_20_body">
      <style:text-properties officeooo:paragraph-rsid="001bbe29"/>
    </style:style>
    <style:style style:name="P30" style:family="paragraph" style:parent-style-name="Text_20_body">
      <loext:graphic-properties draw:fill="solid" draw:fill-color="#dddddd" draw:opacity="100%"/>
      <style:paragraph-properties fo:background-color="#dddddd"/>
      <style:text-properties officeooo:rsid="0024ee23" officeooo:paragraph-rsid="0024ee23"/>
    </style:style>
    <style:style style:name="P31" style:family="paragraph" style:parent-style-name="Text_20_body">
      <loext:graphic-properties draw:fill="solid" draw:fill-color="#dddddd" draw:opacity="100%"/>
      <style:paragraph-properties fo:background-color="#dddddd"/>
      <style:text-properties officeooo:rsid="0024ee23" officeooo:paragraph-rsid="0026eb8b"/>
    </style:style>
    <style:style style:name="P32" style:family="paragraph" style:parent-style-name="Text_20_body">
      <loext:graphic-properties draw:fill="solid" draw:fill-color="#dddddd" draw:opacity="100%"/>
      <style:paragraph-properties fo:background-color="#dddddd"/>
      <style:text-properties officeooo:rsid="0024ee23" officeooo:paragraph-rsid="0027612a"/>
    </style:style>
    <style:style style:name="P33" style:family="paragraph" style:parent-style-name="Text_20_body">
      <style:text-properties officeooo:paragraph-rsid="0024ee23"/>
    </style:style>
    <style:style style:name="P34" style:family="paragraph" style:parent-style-name="Text_20_body">
      <loext:graphic-properties draw:fill="solid" draw:fill-color="#dddddd" draw:opacity="100%"/>
      <style:paragraph-properties fo:background-color="#dddddd"/>
      <style:text-properties officeooo:rsid="0026eb8b" officeooo:paragraph-rsid="0026eb8b"/>
    </style:style>
    <style:style style:name="P35" style:family="paragraph" style:parent-style-name="Text_20_body">
      <loext:graphic-properties draw:fill="solid" draw:fill-color="#dddddd" draw:opacity="100%"/>
      <style:paragraph-properties fo:background-color="#dddddd"/>
      <style:text-properties officeooo:rsid="0027612a" officeooo:paragraph-rsid="00285128"/>
    </style:style>
    <style:style style:name="P36" style:family="paragraph" style:parent-style-name="Text_20_body">
      <style:text-properties officeooo:paragraph-rsid="002ec1df"/>
    </style:style>
    <style:style style:name="P37" style:family="paragraph" style:parent-style-name="Text_20_body">
      <style:paragraph-properties fo:text-align="justify" style:justify-single-word="false"/>
      <style:text-properties officeooo:paragraph-rsid="00303ad1"/>
    </style:style>
    <style:style style:name="P38" style:family="paragraph" style:parent-style-name="Text_20_body">
      <style:text-properties officeooo:paragraph-rsid="00373f06"/>
    </style:style>
    <style:style style:name="P39" style:family="paragraph" style:parent-style-name="Text_20_body">
      <style:text-properties officeooo:paragraph-rsid="003c9d9d"/>
    </style:style>
    <style:style style:name="P40" style:family="paragraph" style:parent-style-name="Text_20_body">
      <style:text-properties officeooo:paragraph-rsid="0013845b"/>
    </style:style>
    <style:style style:name="P41" style:family="paragraph" style:parent-style-name="Text_20_body">
      <loext:graphic-properties draw:fill="solid" draw:fill-color="#dddddd" draw:opacity="100%"/>
      <style:paragraph-properties fo:background-color="#dddddd"/>
      <style:text-properties officeooo:rsid="000ff5ce" officeooo:paragraph-rsid="003c9d9d"/>
    </style:style>
    <style:style style:name="P42" style:family="paragraph" style:parent-style-name="Text_20_body">
      <style:text-properties officeooo:paragraph-rsid="003daf0e"/>
    </style:style>
    <style:style style:name="P43" style:family="paragraph" style:parent-style-name="Text_20_body">
      <style:text-properties officeooo:rsid="003daf0e" officeooo:paragraph-rsid="003daf0e"/>
    </style:style>
    <style:style style:name="P44" style:family="paragraph" style:parent-style-name="Text_20_body">
      <loext:graphic-properties draw:fill="solid" draw:fill-color="#dddddd" draw:fill-image-width="0in" draw:fill-image-height="0in"/>
      <style:paragraph-properties fo:background-color="#dddddd"/>
      <style:text-properties officeooo:paragraph-rsid="0040e8ab"/>
    </style:style>
    <style:style style:name="P45" style:family="paragraph" style:parent-style-name="Text_20_body">
      <loext:graphic-properties draw:fill="solid" draw:fill-color="#dddddd"/>
      <style:paragraph-properties fo:background-color="#dddddd"/>
      <style:text-properties officeooo:paragraph-rsid="0042a339"/>
    </style:style>
    <style:style style:name="P46" style:family="paragraph" style:parent-style-name="Text_20_body">
      <style:text-properties officeooo:rsid="004373cc" officeooo:paragraph-rsid="004373cc"/>
    </style:style>
    <style:style style:name="P47" style:family="paragraph" style:parent-style-name="Text_20_body">
      <style:paragraph-properties fo:margin-left="0.4925in" fo:margin-right="0in" fo:text-indent="0in" style:auto-text-indent="false"/>
      <style:text-properties officeooo:paragraph-rsid="003c9d9d"/>
    </style:style>
    <style:style style:name="P48" style:family="paragraph" style:parent-style-name="Text_20_body">
      <loext:graphic-properties draw:fill="solid" draw:fill-color="#dddddd" draw:fill-image-width="0in" draw:fill-image-height="0in"/>
      <style:paragraph-properties fo:background-color="#dddddd" style:shadow="none"/>
      <style:text-properties officeooo:paragraph-rsid="0040e8ab"/>
    </style:style>
    <style:style style:name="P49" style:family="paragraph" style:parent-style-name="Text_20_body">
      <loext:graphic-properties draw:fill="solid" draw:fill-color="#dddddd" draw:fill-image-width="0in" draw:fill-image-height="0in"/>
      <style:paragraph-properties fo:background-color="#dddddd" style:shadow="none"/>
      <style:text-properties officeooo:rsid="003daf0e" officeooo:paragraph-rsid="0041ef1a"/>
    </style:style>
    <style:style style:name="P50" style:family="paragraph" style:parent-style-name="Text_20_body">
      <loext:graphic-properties draw:fill="solid" draw:fill-color="#dddddd" draw:fill-image-width="0in" draw:fill-image-height="0in"/>
      <style:paragraph-properties fo:background-color="#dddddd" style:shadow="none"/>
      <style:text-properties officeooo:paragraph-rsid="0041ef1a"/>
    </style:style>
    <style:style style:name="P51" style:family="paragraph" style:parent-style-name="Text_20_body">
      <loext:graphic-properties draw:fill="solid" draw:fill-color="#dddddd" draw:fill-image-width="0in" draw:fill-image-height="0in"/>
      <style:paragraph-properties fo:background-color="#dddddd" style:shadow="none"/>
      <style:text-properties officeooo:paragraph-rsid="0042a339"/>
    </style:style>
    <style:style style:name="P52" style:family="paragraph" style:parent-style-name="Table_20_Contents">
      <style:text-properties officeooo:rsid="001d5a29" officeooo:paragraph-rsid="001d5a29"/>
    </style:style>
    <style:style style:name="P53" style:family="paragraph" style:parent-style-name="Table_20_Contents">
      <style:text-properties officeooo:rsid="003af184" officeooo:paragraph-rsid="003af184"/>
    </style:style>
    <style:style style:name="P54" style:family="paragraph" style:parent-style-name="Table_20_Contents">
      <style:text-properties officeooo:paragraph-rsid="003c9d9d"/>
    </style:style>
    <style:style style:name="P55" style:family="paragraph" style:parent-style-name="Standard" style:list-style-name="L5">
      <style:text-properties style:font-name="Liberation Serif" fo:font-size="12pt" officeooo:paragraph-rsid="00203faf" style:font-size-asian="12pt" style:font-size-complex="12pt"/>
    </style:style>
    <style:style style:name="P56" style:family="paragraph" style:parent-style-name="Text_20_body" style:list-style-name="L1">
      <style:text-properties officeooo:paragraph-rsid="003c9d9d"/>
    </style:style>
    <style:style style:name="P57" style:family="paragraph" style:parent-style-name="Text_20_body" style:list-style-name="L1">
      <style:text-properties officeooo:rsid="001d5a29" officeooo:paragraph-rsid="003c9d9d"/>
    </style:style>
    <style:style style:name="P58" style:family="paragraph" style:parent-style-name="Text_20_body" style:list-style-name="L2">
      <style:text-properties officeooo:rsid="001d5a29" officeooo:paragraph-rsid="003c9d9d"/>
    </style:style>
    <style:style style:name="P59" style:family="paragraph" style:parent-style-name="Text_20_body" style:list-style-name="L5">
      <style:text-properties officeooo:rsid="001d5a29" officeooo:paragraph-rsid="00203faf"/>
    </style:style>
    <style:style style:name="P60" style:family="paragraph" style:parent-style-name="Text_20_body" style:list-style-name="L5">
      <style:text-properties officeooo:rsid="001d5a29" officeooo:paragraph-rsid="003af184"/>
    </style:style>
    <style:style style:name="P61" style:family="paragraph" style:parent-style-name="Text_20_body" style:list-style-name="L2">
      <style:text-properties officeooo:paragraph-rsid="003c9d9d"/>
    </style:style>
    <style:style style:name="P62" style:family="paragraph" style:parent-style-name="Text_20_body" style:list-style-name="L2">
      <style:text-properties officeooo:paragraph-rsid="003c9d9d" fo:background-color="#dddddd"/>
    </style:style>
    <style:style style:name="P63" style:family="paragraph" style:parent-style-name="Text_20_body" style:list-style-name="L3">
      <style:text-properties officeooo:paragraph-rsid="003c9d9d" fo:background-color="#dddddd"/>
    </style:style>
    <style:style style:name="P64" style:family="paragraph" style:parent-style-name="Text_20_body" style:list-style-name="L5">
      <style:text-properties officeooo:paragraph-rsid="001f46c7" fo:background-color="#dddddd"/>
    </style:style>
    <style:style style:name="P65" style:family="paragraph" style:parent-style-name="Text_20_body" style:list-style-name="L3">
      <style:text-properties officeooo:paragraph-rsid="003c9d9d"/>
    </style:style>
    <style:style style:name="P66" style:family="paragraph" style:parent-style-name="Text_20_body" style:list-style-name="L4">
      <style:text-properties officeooo:paragraph-rsid="003c9d9d"/>
    </style:style>
    <style:style style:name="P67" style:family="paragraph" style:parent-style-name="Text_20_body" style:list-style-name="L5">
      <style:text-properties officeooo:paragraph-rsid="001f46c7"/>
    </style:style>
    <style:style style:name="P68" style:family="paragraph" style:parent-style-name="Text_20_body">
      <style:text-properties officeooo:rsid="004700c5" officeooo:paragraph-rsid="004700c5"/>
    </style:style>
    <style:style style:name="P69" style:family="paragraph" style:parent-style-name="Heading_20_2">
      <style:text-properties officeooo:paragraph-rsid="003c9d9d"/>
    </style:style>
    <style:style style:name="T1" style:family="text">
      <style:text-properties officeooo:rsid="0006a8a0"/>
    </style:style>
    <style:style style:name="T2" style:family="text">
      <style:text-properties officeooo:rsid="00079adb"/>
    </style:style>
    <style:style style:name="T3" style:family="text">
      <style:text-properties officeooo:rsid="000cad23"/>
    </style:style>
    <style:style style:name="T4" style:family="text">
      <style:text-properties style:font-name="Liberation Serif" fo:font-size="12pt" style:font-size-asian="12pt" style:font-size-complex="12pt"/>
    </style:style>
    <style:style style:name="T5" style:family="text">
      <style:text-properties style:font-name="Liberation Serif" fo:font-size="12pt" officeooo:rsid="000d56ba" style:font-size-asian="12pt" style:font-size-complex="12pt"/>
    </style:style>
    <style:style style:name="T6" style:family="text">
      <style:text-properties style:font-name="Liberation Serif" fo:font-size="12pt" fo:background-color="#dddddd" loext:char-shading-value="0" style:font-size-asian="12pt" style:font-size-complex="12pt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bold" officeooo:rsid="0027612a" style:font-style-asian="normal" style:font-weight-asian="bold" style:font-style-complex="normal" style:font-weight-complex="bold"/>
    </style:style>
    <style:style style:name="T9" style:family="text">
      <style:text-properties fo:font-style="normal" fo:font-weight="bold" officeooo:rsid="002ec1df" style:font-style-asian="normal" style:font-weight-asian="bold" style:font-style-complex="normal" style:font-weight-complex="bold"/>
    </style:style>
    <style:style style:name="T10" style:family="text">
      <style:text-properties fo:font-style="normal" fo:font-weight="normal" officeooo:rsid="002ec1df" style:font-style-asian="normal" style:font-weight-asian="normal" style:font-style-complex="normal" style:font-weight-complex="normal"/>
    </style:style>
    <style:style style:name="T11" style:family="text">
      <style:text-properties officeooo:rsid="0013845b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3daf0e" style:font-weight-asian="bold" style:font-weight-complex="bold"/>
    </style:style>
    <style:style style:name="T14" style:family="text">
      <style:text-properties fo:font-weight="bold" officeooo:rsid="00459162" style:font-weight-asian="bold" style:font-weight-complex="bold"/>
    </style:style>
    <style:style style:name="T15" style:family="text">
      <style:text-properties fo:background-color="#dddddd" loext:char-shading-value="0"/>
    </style:style>
    <style:style style:name="T16" style:family="text">
      <style:text-properties officeooo:rsid="001ab0d4" fo:background-color="#dddddd" loext:char-shading-value="0"/>
    </style:style>
    <style:style style:name="T17" style:family="text">
      <style:text-properties officeooo:rsid="001d5a29" fo:background-color="#dddddd" loext:char-shading-value="0"/>
    </style:style>
    <style:style style:name="T18" style:family="text">
      <style:text-properties officeooo:rsid="00303ad1" fo:background-color="#dddddd" loext:char-shading-value="0"/>
    </style:style>
    <style:style style:name="T19" style:family="text">
      <style:text-properties officeooo:rsid="001868d2"/>
    </style:style>
    <style:style style:name="T20" style:family="text">
      <style:text-properties officeooo:rsid="001ab0d4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038fb90" fo:background-color="transparent" loext:char-shading-value="0"/>
    </style:style>
    <style:style style:name="T23" style:family="text">
      <style:text-properties officeooo:rsid="00203faf"/>
    </style:style>
    <style:style style:name="T24" style:family="text">
      <style:text-properties officeooo:rsid="0024ee23"/>
    </style:style>
    <style:style style:name="T25" style:family="text">
      <style:text-properties officeooo:rsid="0026eb8b"/>
    </style:style>
    <style:style style:name="T26" style:family="text">
      <style:text-properties officeooo:rsid="0027612a"/>
    </style:style>
    <style:style style:name="T27" style:family="text">
      <style:text-properties officeooo:rsid="002a2918"/>
    </style:style>
    <style:style style:name="T28" style:family="text">
      <style:text-properties officeooo:rsid="002d66ce"/>
    </style:style>
    <style:style style:name="T29" style:family="text">
      <style:text-properties officeooo:rsid="00303ad1"/>
    </style:style>
    <style:style style:name="T30" style:family="text">
      <style:text-properties officeooo:rsid="00373f06"/>
    </style:style>
    <style:style style:name="T31" style:family="text">
      <style:text-properties officeooo:rsid="0038fb90"/>
    </style:style>
    <style:style style:name="T32" style:family="text">
      <style:text-properties officeooo:rsid="003c328a"/>
    </style:style>
    <style:style style:name="T33" style:family="text">
      <style:text-properties officeooo:rsid="003daf0e"/>
    </style:style>
    <style:style style:name="T34" style:family="text">
      <style:text-properties officeooo:rsid="003af184"/>
    </style:style>
    <style:style style:name="T35" style:family="text">
      <style:text-properties officeooo:rsid="0041ef1a"/>
    </style:style>
    <style:style style:name="T36" style:family="text">
      <style:text-properties officeooo:rsid="0042a339"/>
    </style:style>
    <style:style style:name="T37" style:family="text">
      <style:text-properties officeooo:rsid="0042e9e3"/>
    </style:style>
    <style:style style:name="T38" style:family="text">
      <style:text-properties officeooo:rsid="0045916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unodit </text:p>
      <text:p text:style-name="P68"><text:span text:style-name="T14">T</text:span><text:span text:style-name="T12">ODO: update this fie</text:span></text:p>
      <text:p text:style-name="P36"><text:span text:style-name="T14">UNO</text:span><text:span text:style-name="T38"> </text:span><text:span text:style-name="T14">Di</text:span><text:span text:style-name="T38">alog </text:span><text:span text:style-name="T14">T</text:span><text:span text:style-name="T38">ools (</text:span>unodit<text:span text:style-name="T38">)</text:span> is a Python <text:span text:style-name="T9">unfinished </text:span><text:span text:style-name="Emphasis"><text:span text:style-name="T10">library</text:span></text:span> that takes a LibreOffice Basic Dialog XML file and:</text:p>
      <text:p text:style-name="P10">a) converts it to python code (PyUNO)</text:p>
      <text:p text:style-name="P10">b) connects it to other python code (PyUNO)</text:p>
      <text:p text:style-name="P46">c) converts it to python code and embed in ODF document</text:p>
      <text:p text:style-name="P10">Other features are:</text:p>
      <text:p text:style-name="P10">- if the option a) is chosen, it is possible to create a script extension for LibreOffice (oxt file)</text:p>
      <text:p text:style-name="P10">- callback functions are created for all button onClick events</text:p>
      <text:p text:style-name="P10">- all steps in the conversion process are logged to (log.log file in project root)</text:p>
      <text:p text:style-name="P10">- per project customization with ini file (copy config.ini in project root)</text:p>
      <text:p text:style-name="P29"/>
      <text:p text:style-name="P29">Create python project dir<text:span text:style-name="T20">ectory</text:span> <text:span text:style-name="T17">My</text:span><text:span text:style-name="T15">TestLib</text:span> in <text:span text:style-name="T15">LIBREOFFICE_PATH/4/user/Scripts/python/.</text:span></text:p>
      <text:p text:style-name="P25"><text:span text:style-name="T15">python3 unodit -f '/</text:span><text:span text:style-name="T16">path/to/my</text:span><text:span text:style-name="T15">.xdl' -</text:span><text:span text:style-name="T16">d </text:span><text:span text:style-name="T15">'LIBREOFFICE_PATH/4/user/Scripts/python/</text:span><text:span text:style-name="T17">My</text:span><text:span text:style-name="T15">TestLib'</text:span></text:p>
      <text:p text:style-name="P27">T<text:span text:style-name="T7">ested with Xubuntu 15.10. and LibreOffice 1:5.1.1~rc2-0ubuntu1~wily0</text:span></text:p>
      <text:h text:style-name="Heading_20_2" text:outline-level="2">Dependencies</text:h>
      <text:p text:style-name="P1">Python 3.3 +</text:p>
      <text:p text:style-name="P1">LibreOffice 5.x</text:p>
      <text:p text:style-name="P1"/>
      <text:h text:style-name="Heading_20_2" text:outline-level="2">Installation</text:h>
      <text:p text:style-name="P10">Place the unodit directory somewhere on your Python path</text:p>
      <text:h text:style-name="Heading_20_2" text:outline-level="2">Usage</text:h>
      <text:p text:style-name="P38">python3 <text:span text:style-name="T30">./unodit.py [</text:span>-f <text:span text:style-name="T32">] [-d] [-a] [-m] [-i]</text:span></text:p>
      <text:p text:style-name="P26">-<text:span text:style-name="T1">f <text:s/>- </text:span>full path to the xdl file</text:p>
      <text:p text:style-name="P26">-<text:span text:style-name="T1">d</text:span> - full path to the output directory (project root)</text:p>
      <text:p text:style-name="P26">-<text:span text:style-name="T1">a</text:span> - application name</text:p>
      <text:p text:style-name="P26">-<text:span text:style-name="T1">m - mode</text:span></text:p>
      <text:p text:style-name="P3">-<text:span text:style-name="T1">i</text:span> - number of spaces used for indentation in the generated code. If 0, \t is used as indent</text:p>
      <text:p text:style-name="P2"/>
      <text:p text:style-name="P11"/>
      <text:p text:style-name="P11"><text:soft-page-break/></text:p>
      <text:p text:style-name="P11"/>
      <text:p text:style-name="P11"/>
      <text:h text:style-name="P69" text:outline-level="2">Example<text:span text:style-name="T1">s</text:span></text:h>
      <text:p text:style-name="P39">Create python project dir TestLib in LIBREOFFICE_PATH/4/user/Scripts/python/</text:p>
      <text:p text:style-name="P39">Replace LIBREOFFICE_PATH with actual path.</text:p>
      <text:p text:style-name="P39"/>
      <text:p text:style-name="P23">1) Convert XDL file to python code <text:span text:style-name="T37">and </text:span>create extension</text:p>
      <text:p text:style-name="P39">Use parameter -f to set the path to any local directory with ui file.</text:p>
      <text:p text:style-name="P48">python3 <text:span text:style-name="T30">./unodit.py</text:span> -f 'LIBREOFFICE_PATH/4/user/basic/DialogLib/Default.xdl'</text:p>
      <text:p text:style-name="P48"><text:s text:c="15"/>-d 'LIBREOFFICE_PATH/4/user/Scripts/python/TestLib'</text:p>
      <text:p text:style-name="P48"><text:s text:c="15"/>-a 'Test_convert'</text:p>
      <text:p text:style-name="P48"><text:s text:c="15"/>-m <text:s/>'script_convert'</text:p>
      <text:p text:style-name="P39">Available options for parameter -m: 'script_convert' , 'script_files' , 'script_oxt' , 'script_all' 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6">Option</text:p>
          </table:table-cell>
          <table:table-cell table:style-name="Table5.A1" office:value-type="string">
            <text:p text:style-name="P16">Description </text:p>
            <text:p text:style-name="P19">and directory structure</text:p>
          </table:table-cell>
          <table:table-cell table:style-name="Table5.C1" office:value-type="string">
            <text:p text:style-name="P16">Usage</text:p>
          </table:table-cell>
        </table:table-row>
        <table:table-row>
          <table:table-cell table:style-name="Table5.A4" office:value-type="string">
            <text:p text:style-name="P39">'script_convert' </text:p>
          </table:table-cell>
          <table:table-cell table:style-name="Table5.B2" office:value-type="string">
            <text:p text:style-name="P39">convert xdl file </text:p>
            <text:p text:style-name="P9"><text:span text:style-name="rststyle-codeblock-operator">.../</text:span><text:span text:style-name="rststyle-codeblock-name"><text:span text:style-name="T3">src</text:span></text:span><text:span text:style-name="rststyle-codeblock-operator">/</text:span><text:line-break/> <text:s text:c="7"/><text:span text:style-name="rststyle-codeblock-name"><text:span text:style-name="T3">MyApp.py</text:span></text:span><text:line-break/> <text:s text:c="7"/><text:span text:style-name="T3">p</text:span><text:span text:style-name="rststyle-codeblock-name"><text:span text:style-name="T3">ythonpath</text:span></text:span><text:span text:style-name="rststyle-codeblock-operator">/</text:span><text:line-break/> <text:s text:c="11"/><text:span text:style-name="rststyle-codeblock-name"><text:span text:style-name="T3">MyApp_UI</text:span></text:span><text:span text:style-name="rststyle-codeblock-operator">.</text:span><text:span text:style-name="rststyle-codeblock-name">py</text:span></text:p>
            <text:p text:style-name="P39"/>
          </table:table-cell>
          <table:table-cell table:style-name="Table5.C2" office:value-type="string">
            <text:list xml:id="list2833401279721475239" text:style-name="L1">
              <text:list-item>
                <text:p text:style-name="P56">try with LibreOffice </text:p>
                <text:p text:style-name="P56"><text:span text:style-name="T15">Tools - Macros - Organize Macros - Python - MyMacros - </text:span><text:span text:style-name="T17">My</text:span><text:span text:style-name="T15">TestLib - src - MyApp - Run_MyApp</text:span><text:span text:style-name="T17">)</text:span></text:p>
              </text:list-item>
              <text:list-item>
                <text:p text:style-name="P56">add your code to exec file <text:span text:style-name="T15">Run_MyApp.py</text:span></text:p>
              </text:list-item>
              <text:list-item>
                <text:p text:style-name="P57"><text:span text:style-name="T31">Next: </text:span>run unodit with <text:s/><text:span text:style-name="T15">-m 'script_files'</text:span> </text:p>
              </text:list-item>
            </text:list>
          </table:table-cell>
        </table:table-row>
        <table:table-row>
          <table:table-cell table:style-name="Table5.A4" office:value-type="string">
            <text:p text:style-name="P8"><text:s/>'script_files' <text:s/></text:p>
            <text:p text:style-name="P39"><text:s text:c="17"/></text:p>
          </table:table-cell>
          <table:table-cell table:style-name="Table5.B3" office:value-type="string">
            <text:p text:style-name="P4">create script extension files</text:p>
            <text:p text:style-name="P4"/>
            <text:p text:style-name="P9"><text:span text:style-name="rststyle-codeblock-operator"><text:span text:style-name="T4">.../</text:span></text:span><text:span text:style-name="rststyle-codeblock-name"><text:span text:style-name="T5">META-INF</text:span></text:span><text:span text:style-name="rststyle-codeblock-operator"><text:span text:style-name="T4">/</text:span></text:span><text:span text:style-name="T4"><text:line-break/> <text:s text:c="12"/></text:span><text:span text:style-name="rststyle-codeblock-name"><text:span text:style-name="T5">manifest.xml</text:span></text:span><text:span text:style-name="T4"><text:line-break/> <text:s text:c="6"/></text:span><text:span text:style-name="rststyle-codeblock-name"><text:span text:style-name="T5">description</text:span></text:span><text:span text:style-name="rststyle-codeblock-operator"><text:span text:style-name="T4">/</text:span></text:span><text:span text:style-name="T4"><text:line-break/> <text:s text:c="12"/></text:span><text:span text:style-name="rststyle-codeblock-name"><text:span text:style-name="T5">description.txt</text:span></text:span></text:p>
            <text:p text:style-name="P9"><text:span text:style-name="rststyle-codeblock-name"><text:span text:style-name="T4"><text:s text:c="13"/></text:span></text:span><text:span text:style-name="rststyle-codeblock-name"><text:span text:style-name="T5">title.txt</text:span></text:span></text:p>
            <text:p text:style-name="P9"><text:span text:style-name="rststyle-codeblock-name"><text:span text:style-name="T4"><text:s text:c="7"/></text:span></text:span><text:span text:style-name="rststyle-codeblock-name"><text:span text:style-name="T5">registration</text:span></text:span><text:span text:style-name="rststyle-codeblock-operator"><text:span text:style-name="T4">/</text:span></text:span></text:p>
            <text:p text:style-name="P9"><text:span text:style-name="rststyle-codeblock-operator"><text:span text:style-name="T4"><text:s text:c="13"/></text:span></text:span><text:span text:style-name="rststyle-codeblock-operator"><text:span text:style-name="T5">license.txt</text:span></text:span></text:p>
            <text:p text:style-name="P9"><text:span text:style-name="rststyle-codeblock-operator"><text:span text:style-name="T5"><text:s text:c="7"/>Addons.xcu</text:span></text:span></text:p>
            <text:p text:style-name="P9"><text:span text:style-name="rststyle-codeblock-operator"><text:span text:style-name="T5"><text:s text:c="7"/>description.xml</text:span></text:span></text:p>
          </table:table-cell>
          <table:table-cell table:style-name="Table5.C3" office:value-type="string">
            <text:list xml:id="list6358867315884055523" text:style-name="L2">
              <text:list-item>
                <text:p text:style-name="P61">change extension description in</text:p>
                <text:p text:style-name="P61"><text:span text:style-name="T15">descriprion/</text:span><text:span text:style-name="rststyle-codeblock-name"><text:span text:style-name="T15">description.txt</text:span></text:span></text:p>
              </text:list-item>
              <text:list-item>
                <text:p text:style-name="P61">change extension title in</text:p>
                <text:p text:style-name="P62">descriprion/title.txt</text:p>
              </text:list-item>
              <text:list-item>
                <text:p text:style-name="P61">change extension license in</text:p>
                <text:p text:style-name="P61"><text:span text:style-name="T15">registration/</text:span><text:span text:style-name="rststyle-codeblock-operator"><text:span text:style-name="T15">license.txt</text:span></text:span></text:p>
              </text:list-item>
              <text:list-item>
                <text:p text:style-name="P58"><text:span text:style-name="rststyle-codeblock-operator"><text:span text:style-name="T22">Next: </text:span></text:span><text:span text:style-name="rststyle-codeblock-operator"><text:span text:style-name="T21">run unodit with </text:span></text:span><text:span text:style-name="rststyle-codeblock-operator"><text:span text:style-name="T15">-m 'script_oxt'</text:span></text:span></text:p>
              </text:list-item>
            </text:list>
          </table:table-cell>
        </table:table-row>
        <text:soft-page-break/>
        <table:table-row>
          <table:table-cell table:style-name="Table5.A4" office:value-type="string">
            <text:p text:style-name="P39">'script_oxt'</text:p>
            <text:p text:style-name="P39"><text:s text:c="15"/></text:p>
          </table:table-cell>
          <table:table-cell table:style-name="Table5.B4" office:value-type="string">
            <text:p text:style-name="P39">create script extension</text:p>
            <text:p text:style-name="P41">…/MyApp_Devel.oxt</text:p>
          </table:table-cell>
          <table:table-cell table:style-name="Table5.C4" office:value-type="string">
            <text:p text:style-name="P47">install extension (*.oxt) with: </text:p>
            <text:list xml:id="list7176484099727750322" text:style-name="L3">
              <text:list-item>
                <text:p text:style-name="P65">LibreOffice Extension Manager o<text:span text:style-name="T2">r </text:span></text:p>
              </text:list-item>
              <text:list-item>
                <text:p text:style-name="P63">/usr/bin/unopkg add ./MyApp_Devel.oxt</text:p>
              </text:list-item>
            </text:list>
          </table:table-cell>
        </table:table-row>
        <table:table-row table:style-name="Table5.5">
          <table:table-cell table:style-name="Table5.A5" office:value-type="string">
            <text:p text:style-name="P39">'script_all' </text:p>
          </table:table-cell>
          <table:table-cell table:style-name="Table5.B5" office:value-type="string">
            <text:p text:style-name="P54">all in one</text:p>
            <text:p text:style-name="P54"><text:span text:style-name="T11">(</text:span>convert xdl file, create script extension files and script extension<text:span text:style-name="T11">)</text:span></text:p>
          </table:table-cell>
          <table:table-cell table:style-name="Table5.C5" office:value-type="string">
            <text:list xml:id="list4880297562392620492" text:style-name="L4">
              <text:list-item>
                <text:p text:style-name="P66">test <text:span text:style-name="T11">unodit</text:span></text:p>
              </text:list-item>
            </text:list>
          </table:table-cell>
        </table:table-row>
      </table:table>
      <text:p text:style-name="P8"/>
      <text:p text:style-name="P11"/>
      <text:p text:style-name="P20">2) Connect to XDL file with python code</text:p>
      <text:p text:style-name="P39">Create dialog in dialog project DialogLib in My Macros</text:p>
      <text:p text:style-name="P39">(Tools - Macros - Organize Dialogs - Dialogs - My Dialogs)</text:p>
      <text:p text:style-name="P44">python3 <text:span text:style-name="T30">./unodit.py</text:span> -f 'LIBREOFFICE_PATH/4/user/basic/DialogLib/Default.xdl'</text:p>
      <text:p text:style-name="P44"><text:s text:c="15"/>-d 'LIBREOFFICE_PATH/4/user/Scripts/python/TestLib''</text:p>
      <text:p text:style-name="P44"><text:s text:c="15"/>-a 'Test_connect'</text:p>
      <text:p text:style-name="P44"><text:s text:c="15"/>-m <text:s/>'connect'</text:p>
      <text:p text:style-name="P39">Available options for parameter -m: 'connect' 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4">Option</text:p>
          </table:table-cell>
          <table:table-cell table:style-name="Table2.A1" office:value-type="string">
            <text:p text:style-name="P14">Description </text:p>
            <text:p text:style-name="P17">and directory structure</text:p>
          </table:table-cell>
          <table:table-cell table:style-name="Table2.C1" office:value-type="string">
            <text:p text:style-name="P14">Usage</text:p>
          </table:table-cell>
        </table:table-row>
        <table:table-row>
          <table:table-cell table:style-name="Table2.A2" office:value-type="string">
            <text:p text:style-name="P40">'connect' </text:p>
          </table:table-cell>
          <table:table-cell table:style-name="Table2.B2" office:value-type="string">
            <text:p text:style-name="P52">connect to xdl file</text:p>
            <text:p text:style-name="P52"/>
            <text:p text:style-name="P6"><text:span text:style-name="rststyle-codeblock-operator">.../</text:span><text:span text:style-name="rststyle-codeblock-name"><text:span text:style-name="T3">src</text:span></text:span><text:span text:style-name="rststyle-codeblock-operator">/</text:span><text:line-break/> <text:s text:c="7"/><text:span text:style-name="rststyle-codeblock-name"><text:span text:style-name="T3">MyApp.py</text:span></text:span></text:p>
          </table:table-cell>
          <table:table-cell table:style-name="Table2.C2" office:value-type="string">
            <text:list xml:id="list396493696496776373" text:style-name="L5">
              <text:list-item>
                <text:p text:style-name="P67"><text:span text:style-name="T19">First c</text:span>reate dialog in dialog project <text:span text:style-name="T17">My</text:span><text:span text:style-name="T15">DialogLib</text:span> in My Macros </text:p>
                <text:p text:style-name="P64">Tools - Macros - Organize Dialogs - Dialogs - My Dialogs</text:p>
              </text:list-item>
              <text:list-item>
                <text:p text:style-name="P59"><text:span text:style-name="rststyle-codeblock-operator"><text:span text:style-name="T21">run unodit with </text:span></text:span><text:span text:style-name="rststyle-codeblock-operator"><text:span text:style-name="T15">-m 'connect'</text:span></text:span></text:p>
              </text:list-item>
              <text:list-item>
                <text:p text:style-name="P55"><text:span text:style-name="T23">t</text:span>ry with LibreOffice </text:p>
                <text:p text:style-name="P59"><text:span text:style-name="rststyle-codeblock-operator"><text:span text:style-name="T6">Tools - Macros - Organize Macros - Python - MyMacros - MyTestLib - src - MyApp - Run_MyApp)</text:span></text:span></text:p>
              </text:list-item>
            </text:list>
          </table:table-cell>
        </table:table-row>
      </table:table>
      <text:p text:style-name="P5"/>
      <text:p text:style-name="P39"/>
      <text:p text:style-name="P21"><text:span text:style-name="T33">3</text:span>) Convert XDL file to python code <text:span text:style-name="T33">and embed in document</text:span></text:p>
      <text:p text:style-name="P42">Use parameter -f to set the path to any local directory with ui file.</text:p>
      <text:p text:style-name="P43">Place odt document in <text:s/>project dir.</text:p>
      <text:p text:style-name="P50">python3 <text:span text:style-name="T30">./unodit.py</text:span> -f 'LIBREOFFICE_PATH/4/user/basic/DialogLib/Default.xdl'</text:p>
      <text:p text:style-name="P50"><text:soft-page-break/><text:s text:c="15"/>-d 'LIBREOFFICE_PATH/4/user/Scripts/python/TestLib'</text:p>
      <text:p text:style-name="P50"><text:s text:c="15"/>-a 'Test_<text:span text:style-name="T35">embed</text:span>'</text:p>
      <text:p text:style-name="P49"><text:s text:c="15"/>-m <text:s/>'<text:span text:style-name="T34">embed_convert</text:span>'</text:p>
      <text:p text:style-name="P43"/>
      <text:p text:style-name="P42">Available options for parameter -m: <text:span text:style-name="T34">‘embed_convert’, ‘embed_pack’, ‘embed_all’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5">Option</text:p>
          </table:table-cell>
          <table:table-cell table:style-name="Table3.A1" office:value-type="string">
            <text:p text:style-name="P15">Description </text:p>
            <text:p text:style-name="P18">and directory structure</text:p>
          </table:table-cell>
          <table:table-cell table:style-name="Table3.C1" office:value-type="string">
            <text:p text:style-name="P15">Usage</text:p>
          </table:table-cell>
        </table:table-row>
        <table:table-row>
          <table:table-cell table:style-name="Table3.A3" office:value-type="string">
            <text:p text:style-name="P53">‘embed_convert’</text:p>
          </table:table-cell>
          <table:table-cell table:style-name="Table3.B2" office:value-type="string">
            <text:p text:style-name="P53"/>
          </table:table-cell>
          <table:table-cell table:style-name="Table3.C2" office:value-type="string">
            <text:list xml:id="list205301431412396" text:continue-numbering="true" text:style-name="L5">
              <text:list-item>
                <text:p text:style-name="P60"><text:span text:style-name="rststyle-codeblock-operator"><text:span text:style-name="T6"/></text:span></text:p>
              </text:list-item>
            </text:list>
          </table:table-cell>
        </table:table-row>
        <table:table-row>
          <table:table-cell table:style-name="Table3.A3" office:value-type="string">
            <text:p text:style-name="P53">‘embed_pack’</text:p>
          </table:table-cell>
          <table:table-cell table:style-name="Table3.B3" office:value-type="string">
            <text:p text:style-name="P53"/>
          </table:table-cell>
          <table:table-cell table:style-name="Table3.C3" office:value-type="string">
            <text:list xml:id="list205301046894706" text:continue-numbering="true" text:style-name="L5">
              <text:list-item>
                <text:p text:style-name="P60"/>
              </text:list-item>
            </text:list>
          </table:table-cell>
        </table:table-row>
        <table:table-row>
          <table:table-cell table:style-name="Table3.A4" office:value-type="string">
            <text:p text:style-name="P53">‘embed_all’</text:p>
          </table:table-cell>
          <table:table-cell table:style-name="Table3.B4" office:value-type="string">
            <text:p text:style-name="P53"/>
          </table:table-cell>
          <table:table-cell table:style-name="Table3.C4" office:value-type="string">
            <text:list xml:id="list205300985046142" text:continue-numbering="true" text:style-name="L5">
              <text:list-item>
                <text:p text:style-name="P60"/>
              </text:list-item>
            </text:list>
          </table:table-cell>
        </table:table-row>
      </table:table>
      <text:p text:style-name="P22"/>
      <text:p text:style-name="P21"><text:span text:style-name="T33">4</text:span>) <text:span text:style-name="T37">Use simple dialog box in your application</text:span></text:p>
      <text:p text:style-name="P51">python3 <text:span text:style-name="T30">./unodit.py</text:span> -d 'LIBREOFFICE_PATH/4/user/Scripts/python/TestLib'</text:p>
      <text:p text:style-name="P51"><text:s text:c="15"/>-a 'Test_<text:span text:style-name="T36">dialogs</text:span></text:p>
      <text:p text:style-name="P45"><text:span text:style-name="T13"><text:s text:c="15"/></text:span>-m <text:s/>'<text:span text:style-name="T34">dialogs_create</text:span>'</text:p>
      <text:p text:style-name="P42">Available options for parameter -m: <text:span text:style-name="T34">‘dialogs_create’, ‘dialogs_files’, ‘dialogs_oxt’, ‘dialogs_all’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5">Option</text:p>
          </table:table-cell>
          <table:table-cell table:style-name="Table4.A1" office:value-type="string">
            <text:p text:style-name="P15">Description </text:p>
            <text:p text:style-name="P18">and directory structure</text:p>
          </table:table-cell>
          <table:table-cell table:style-name="Table4.C1" office:value-type="string">
            <text:p text:style-name="P15">Usage</text:p>
          </table:table-cell>
        </table:table-row>
        <table:table-row>
          <table:table-cell table:style-name="Table4.A3" office:value-type="string">
            <text:p text:style-name="P53">‘dialogs_create’</text:p>
          </table:table-cell>
          <table:table-cell table:style-name="Table4.B2" office:value-type="string">
            <text:p text:style-name="P53"/>
          </table:table-cell>
          <table:table-cell table:style-name="Table4.C2" office:value-type="string">
            <text:list xml:id="list205302610342393" text:continue-numbering="true" text:style-name="L5">
              <text:list-item>
                <text:p text:style-name="P60"><text:span text:style-name="rststyle-codeblock-operator"><text:span text:style-name="T6"/></text:span></text:p>
              </text:list-item>
            </text:list>
          </table:table-cell>
        </table:table-row>
        <table:table-row>
          <table:table-cell table:style-name="Table4.A3" office:value-type="string">
            <text:p text:style-name="P53">‘dialogs_files’</text:p>
          </table:table-cell>
          <table:table-cell table:style-name="Table4.B3" office:value-type="string">
            <text:p text:style-name="P53"/>
          </table:table-cell>
          <table:table-cell table:style-name="Table4.C3" office:value-type="string">
            <text:list xml:id="list205302677845339" text:continue-numbering="true" text:style-name="L5">
              <text:list-item>
                <text:p text:style-name="P60"/>
              </text:list-item>
            </text:list>
          </table:table-cell>
        </table:table-row>
        <table:table-row>
          <table:table-cell table:style-name="Table4.A4" office:value-type="string">
            <text:p text:style-name="P53">‘dialogs_oxt’</text:p>
          </table:table-cell>
          <table:table-cell table:style-name="Table4.B4" office:value-type="string">
            <text:p text:style-name="P53"/>
          </table:table-cell>
          <table:table-cell table:style-name="Table4.C4" office:value-type="string">
            <text:list xml:id="list205302091735361" text:continue-numbering="true" text:style-name="L5">
              <text:list-item>
                <text:p text:style-name="P60"/>
              </text:list-item>
            </text:list>
          </table:table-cell>
        </table:table-row>
        <table:table-row>
          <table:table-cell table:style-name="Table4.A5" office:value-type="string">
            <text:p text:style-name="P53">‘dialogs_all’</text:p>
          </table:table-cell>
          <table:table-cell table:style-name="Table4.B5" office:value-type="string">
            <text:p text:style-name="P53"/>
          </table:table-cell>
          <table:table-cell table:style-name="Table4.C5" office:value-type="string">
            <text:list xml:id="list205301182314305" text:continue-numbering="true" text:style-name="L5">
              <text:list-item>
                <text:p text:style-name="P60"/>
              </text:list-item>
            </text:list>
          </table:table-cell>
        </table:table-row>
      </table:table>
      <text:p text:style-name="P7"/>
      <text:h text:style-name="Heading_20_2" text:outline-level="2"><text:span text:style-name="T29">C</text:span>ustomization </text:h>
      <text:p text:style-name="P37"><text:span text:style-name="T29">You can copy <text:s/></text:span><text:span text:style-name="T18">config.ini </text:span><text:span text:style-name="T29">in project root directory. You can change any of the section in ini file. Finally, take a look at the templates directory to see if you want to change anything. In this case, copy and rename template and edit contents. Then edit section in my_project_dir/config.ini file to reflect change.</text:span></text:p>
      <text:h text:style-name="Heading_20_2" text:outline-level="2"><text:span text:style-name="T27">Shell s</text:span>cripts</text:h>
      <text:p text:style-name="P33"><text:span text:style-name="Emphasis"><text:span text:style-name="T8">Develop extensions</text:span></text:span></text:p>
      <text:p text:style-name="P30"><text:soft-page-break/>#!/usr/bin/env bash</text:p>
      <text:p text:style-name="P30">## path to unodit directory</text:p>
      <text:p text:style-name="P31">unodit_DIR="/path/to/unodit"</text:p>
      <text:p text:style-name="P30">## path to python test directory</text:p>
      <text:p text:style-name="P31">PY_DIR="/path/to/<text:span text:style-name="T25">libreoffice</text:span>/4/user/Scripts/python/<text:span text:style-name="T26">My</text:span>TestLib"</text:p>
      <text:p text:style-name="P30">## convert ui</text:p>
      <text:p text:style-name="P30">CONVERT_UI="/path/to/unodit/test/Default.xdl"</text:p>
      <text:p text:style-name="P30">## connect ui</text:p>
      <text:p text:style-name="P30">#CONNECT_UI = ‘LIBREOFFICE_PATH/user/basic/MyDialogLib/myui.xdl’</text:p>
      <text:p text:style-name="P30">## CLEAN START - remove all in test directory ----------</text:p>
      <text:p text:style-name="P30">#if [ -d "$PY_DIR" ]; then</text:p>
      <text:p text:style-name="P30"># <text:s text:c="3"/>rm -rfv ${PY_DIR} &amp;&amp; mkdir ${PY_DIR}</text:p>
      <text:p text:style-name="P30">#fi</text:p>
      <text:p text:style-name="P30">## cd in unodit directory</text:p>
      <text:p text:style-name="P30">cd $unodit_DIR</text:p>
      <text:p text:style-name="P30">## convert ui file</text:p>
      <text:p text:style-name="P35">## 'script_convert' <text:s/>'script_files' <text:s/>'script_oxt' <text:s/><text:span text:style-name="T24">'script_all'</text:span> </text:p>
      <text:p text:style-name="P30">python3 unodit.py -f ${CONVERT_UI} -d ${PY_DIR} -m 'script_all'</text:p>
      <text:p text:style-name="P30">## connect to ui file</text:p>
      <text:p text:style-name="P30">#python3 unodit.py -f ${CONNECT_UI} -d ${PY_DIR} -m 'connect'</text:p>
      <text:p text:style-name="P12"/>
      <text:p text:style-name="P12"><text:bookmark text:name="Installing_an_extension"/>Installing an extension</text:p>
      <text:p text:style-name="P34">#!/usr/bin/env bash</text:p>
      <text:p text:style-name="P31">## path to python test directory</text:p>
      <text:p text:style-name="P32">PY_DIR="/path/to/<text:span text:style-name="T25">libreoffice</text:span>/4/user/Scripts/python/<text:span text:style-name="T26">My</text:span>TestLib"</text:p>
      <text:p text:style-name="P34">cd $<text:span text:style-name="T24">PY_DIR</text:span></text:p>
      <text:p text:style-name="P34">/usr/bin/unopkg add ./MyApp_Devel.oxt</text:p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</text:h>
      <text:h text:style-name="Heading_20_2" text:outline-level="2">unodit directory structure</text:h>
      <text:p text:style-name="P13">unodit/</text:p>
      <text:p text:style-name="P28"><text:s text:c="3"/><text:span text:style-name="T12"><text:s/>pythonpath/</text:span> <text:s text:c="23"/><text:span text:style-name="T12">&gt; submodules dir</text:span></text:p>
      <text:p text:style-name="P28"><text:s text:c="8"/>config.py <text:s text:c="25"/>&gt; config file</text:p>
      <text:p text:style-name="P28"><text:s text:c="8"/>extractor.py <text:s text:c="21"/>&gt; extract context from ui file</text:p>
      <text:p text:style-name="P28"><text:s text:c="8"/>generator.py <text:s text:c="20"/>&gt; code generator</text:p>
      <text:p text:style-name="P28"><text:s text:c="8"/>schema.py <text:s text:c="23"/>&gt; supported properties</text:p>
      <text:p text:style-name="P28"><text:s text:c="8"/>script_oxt_creator.py <text:s text:c="6"/>&gt; extension creator</text:p>
      <text:p text:style-name="P28"><text:s text:c="8"/>util.py <text:s text:c="29"/>&gt; python code generator</text:p>
      <text:p text:style-name="P28"><text:s text:c="4"/><text:span text:style-name="T12">templates/</text:span> <text:s text:c="25"/><text:span text:style-name="T12">&gt; tempaltes dir</text:span></text:p>
      <text:p text:style-name="P28"><text:s text:c="8"/><text:span text:style-name="T12">connect/</text:span></text:p>
      <text:p text:style-name="P28"><text:s text:c="8"/><text:span text:style-name="T12">convert/</text:span></text:p>
      <text:p text:style-name="P28"><text:s text:c="8"/><text:span text:style-name="T12">script_ext/</text:span></text:p>
      <text:p text:style-name="P28"><text:s text:c="4"/><text:span text:style-name="T12">test/ </text:span><text:s text:c="35"/><text:span text:style-name="T12">&gt; examples, ui files</text:span></text:p>
      <text:p text:style-name="P28"><text:s text:c="4"/>config.ini <text:s text:c="26"/>&gt; config file</text:p>
      <text:p text:style-name="P28"><text:s text:c="4"/>LICENSE.txt</text:p>
      <text:p text:style-name="P28"><text:s text:c="4"/>README.<text:span text:style-name="T28">odt</text:span></text:p>
      <text:p text:style-name="P28"><text:s text:c="4"/>unodit.py <text:s text:c="25"/>&gt; startup scrip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nsolas2" svg:font-family="Consolas" style:font-adornments="Gras" style:font-pitch="fixed"/>
    <style:font-face style:name="Consolas1" svg:font-family="Consolas" style:font-adornments="Normal" style:font-pitch="fixed"/>
    <style:font-face style:name="Consolas" svg:font-family="Consolas" style:font-adornments="Normal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Helvetica Condensed1" svg:font-family="'Helvetica Condensed'" style:font-adornments="Gras" style:font-pitch="variable"/>
    <style:font-face style:name="Helvetica Condensed" svg:font-family="'Helvetica Condensed'" style:font-adornments="Normal" style:font-pitch="variable"/>
    <style:font-face style:name="Utopia-Regular" svg:font-family="Utopia-Regular" style:font-adornments="Normal" style:font-pitch="variable"/>
    <style:font-face style:name="Liberation Serif" svg:font-family="'Liberation Serif'" style:font-family-generic="roman" style:font-pitch="variable"/>
    <style:font-face style:name="Century Gothic" svg:font-family="'Century Gothic'" style:font-adornments="Normal" style:font-family-generic="swiss" style:font-pitch="variable"/>
    <style:font-face style:name="Helvetica Narrow" svg:font-family="'Helvetica Narrow'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loext:graphic-properties draw:fill="solid" draw:fill-color="#ccccff" draw:opacity="100%"/>
      <style:paragraph-properties fo:text-align="center" style:justify-single-word="false" fo:background-color="#ccccff" text:number-lines="false" text:line-number="0">
        <style:tab-stops>
          <style:tab-stop style:position="3.8563in" style:type="center"/>
          <style:tab-stop style:position="7.7126in" style:type="right"/>
        </style:tab-stops>
        <style:drop-cap style:lines="3"/>
      </style:paragraph-properties>
      <style:text-properties fo:color="#004586" fo:font-size="20pt" style:font-relief="non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5871.6862in" style:type="center"/>
          <style:tab-stop style:position="11741.7953in" style:type="right"/>
        </style:tab-stops>
      </style:paragraph-properties>
    </style:style>
    <style:style style:name="rststyle-codeblock" style:family="paragraph" style:parent-style-name="Preformatted_20_Text">
      <loext:graphic-properties draw:fill="solid" draw:fill-color="#e6e6e6" draw:opacity="100%"/>
      <style:paragraph-properties fo:margin-left="0.1965in" fo:margin-right="0.1965in" fo:text-indent="0in" style:auto-text-indent="false" fo:background-color="#e6e6e6" fo:padding="0.0193in" fo:border="0.51pt solid #000000" style:shadow="none"/>
      <style:text-properties style:font-name="Consolas" fo:font-family="Consolas" style:font-style-name="Normal" style:font-family-generic="modern" style:font-pitch="fixed" fo:font-size="10pt"/>
    </style:style>
    <style:style style:name="rststyle-caption" style:family="paragraph" style:parent-style-name="Caption"/>
    <style:style style:name="rststyle-centeredtextbody" style:family="paragraph" style:parent-style-name="rststyle-textbody">
      <style:paragraph-properties fo:text-align="center" style:justify-single-word="false" style:shadow="none"/>
      <style:text-properties fo:color="#008000" style:font-name="Century Gothic" fo:font-family="'Century Gothic'" style:font-style-name="Normal" style:font-family-generic="swiss" style:font-pitch="variable" fo:font-size="11pt"/>
    </style:style>
    <style:style style:name="rststyle-codeblock-old" style:family="paragraph" style:parent-style-name="Preformatted_20_Text" style:master-page-name="">
      <loext:graphic-properties draw:fill="solid" draw:fill-color="#e6e6e6" draw:opacity="100%"/>
      <style:paragraph-properties fo:margin-left="0.3937in" fo:margin-right="0in" fo:text-indent="0in" style:auto-text-indent="false" style:page-number="auto" fo:background-color="#e6e6e6" fo:padding="0.0193in" fo:border="0.51pt solid #000000" style:shadow="none"/>
      <style:text-properties style:font-name="Consolas" fo:font-family="Consolas" style:font-style-name="Normal" style:font-family-generic="modern" style:font-pitch="fixed" fo:font-size="8pt"/>
    </style:style>
    <style:style style:name="rststyle-textbody" style:family="paragraph" style:parent-style-name="Text_20_body" style:master-page-name="">
      <loext:graphic-properties draw:fill="none" draw:fill-color="#729fcf"/>
      <style:paragraph-properties fo:margin-top="0in" fo:margin-bottom="0.0398in" loext:contextual-spacing="false" style:page-number="auto" fo:background-color="transparent" style:shadow="none">
        <style:tab-stops/>
      </style:paragraph-properties>
      <style:text-properties style:font-name="Utopia-Regular" fo:font-family="Utopia-Regular" style:font-style-name="Normal" style:font-pitch="variable" fo:font-size="10pt"/>
    </style:style>
    <style:style style:name="rststyle-horizontalline" style:family="paragraph" style:parent-style-name="Horizontal_20_Line">
      <style:paragraph-properties style:border-line-width-bottom="0.0008in 0.0138in 0.0008in" fo:padding="0in" fo:border-left="none" fo:border-right="none" fo:border-top="none" fo:border-bottom="1.11pt double #b84700" style:shadow="none"/>
    </style:style>
    <style:style style:name="rststyle-bodyindent" style:family="paragraph" style:parent-style-name="Text_20_body_20_indent">
      <style:paragraph-properties fo:margin-left="0.3937in" fo:margin-right="0in" fo:text-indent="0in" style:auto-text-indent="false"/>
    </style:style>
    <style:style style:name="rststyle-blockquote" style:family="paragraph" style:parent-style-name="rststyle-bodyindent" style:class="text">
      <loext:graphic-properties draw:fill="solid" draw:fill-color="#ffff00" draw:opacity="100%"/>
      <style:paragraph-properties fo:background-color="#ffff00"/>
    </style:style>
    <style:style style:name="rststyle-heading5" style:family="paragraph" style:parent-style-name="Heading_20_5" style:next-style-name="Text_20_body" style:default-outline-level="" style:list-style-name="">
      <style:text-properties fo:color="#579d1c" style:font-name="Helvetica Condensed" fo:font-family="'Helvetica Condensed'" style:font-style-name="Normal" style:font-pitch="variable" fo:font-size="18pt" fo:font-weight="normal"/>
    </style:style>
    <style:style style:name="rststyle-heading4" style:family="paragraph" style:parent-style-name="Heading_20_4" style:next-style-name="Text_20_body" style:default-outline-level="4" style:list-style-name="">
      <style:text-properties style:font-name="Helvetica Condensed" fo:font-family="'Helvetica Condensed'" style:font-style-name="Normal" style:font-pitch="variable" fo:font-size="22pt" fo:font-style="normal" fo:font-weight="normal" style:font-weight-asian="normal" style:font-weight-complex="normal"/>
    </style:style>
    <style:style style:name="rststyle-heading3" style:family="paragraph" style:parent-style-name="Heading_20_3" style:next-style-name="Text_20_body" style:default-outline-level="3" style:list-style-name="">
      <style:text-properties fo:color="#c90016" style:font-name="Helvetica Condensed1" fo:font-family="'Helvetica Condensed'" style:font-style-name="Gras" style:font-pitch="variable" fo:font-size="22pt"/>
    </style:style>
    <style:style style:name="rststyle-heading2" style:family="paragraph" style:parent-style-name="Heading_20_2" style:next-style-name="Text_20_body" style:default-outline-level="2" style:list-style-name="">
      <style:text-properties fo:color="#ffb515" style:font-name="Helvetica Condensed" fo:font-family="'Helvetica Condensed'" style:font-style-name="Normal" style:font-pitch="variable" fo:font-size="26pt" fo:font-style="normal" fo:font-weight="normal" style:font-weight-asian="normal" style:font-weight-complex="normal"/>
    </style:style>
    <style:style style:name="rststyle-heading1" style:family="paragraph" style:parent-style-name="Heading_20_1" style:next-style-name="Text_20_body" style:default-outline-level="1" style:list-style-name="" style:master-page-name="">
      <loext:graphic-properties draw:fill="none" draw:fill-color="#729fcf"/>
      <style:paragraph-properties fo:text-align="center" style:justify-single-word="false" style:page-number="auto" fo:background-color="transparent" style:shadow="none"/>
      <style:text-properties fo:color="#dc2300" style:font-name="Helvetica Condensed" fo:font-family="'Helvetica Condensed'" style:font-style-name="Normal" style:font-pitch="variable" fo:font-size="30pt" fo:font-weight="normal"/>
    </style:style>
    <style:style style:name="rststyle-blockindent" style:family="paragraph">
      <style:paragraph-properties fo:margin-left="0.3937in" fo:margin-right="0in" fo:text-indent="0in" style:auto-text-indent="false"/>
    </style:style>
    <style:style style:name="rststyle-bulletitem" style:family="paragraph" style:parent-style-name="Standard" style:list-style-name="rststyle-bulletlist">
      <style:text-properties style:font-name="Utopia-Regular" fo:font-family="Utopia-Regular" style:font-style-name="Normal" style:font-pitch="variable" fo:font-size="10pt"/>
    </style:style>
    <style:style style:name="rststyle-enumitem" style:family="paragraph" style:parent-style-name="Standard" style:list-style-name="rststyle-enumlist">
      <style:text-properties style:font-name="Utopia-Regular" fo:font-family="Utopia-Regular" style:font-style-name="Normal" style:font-pitch="variable" fo:font-size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solid" draw:fill-color="#cccccc" draw:opacity="100%"/>
      <style:paragraph-properties fo:text-align="center" style:justify-single-word="false" fo:background-color="#cccccc" text:number-lines="false" text:line-number="0"/>
      <style:text-properties style:font-name="Helvetica Narrow" fo:font-family="'Helvetica Narrow'" style:font-style-name="Negrita" style:font-family-generic="swiss" style:font-pitch="variable" fo:font-style="normal" fo:font-weight="bold" style:font-style-asian="italic" style:font-weight-asian="normal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rststyle-codeblock-name" style:family="text" style:parent-style-name="Teletype">
      <style:text-properties fo:color="#000000" style:font-name="Consolas" fo:font-family="Consolas" style:font-style-name="Normal" style:font-family-generic="modern" style:font-pitch="fixed" fo:font-size="10pt" fo:background-color="transparent"/>
    </style:style>
    <style:style style:name="rststyle-codeblock-operator" style:family="text" style:parent-style-name="Teletype">
      <style:text-properties style:font-name="Consolas" fo:font-family="Consolas" style:font-style-name="Normal" style:font-family-generic="modern" style:font-pitch="fixed" fo:font-size="10pt" fo:background-color="transparent"/>
    </style:style>
    <style:style style:name="rststyle-codeblock-functionname" style:family="text" style:parent-style-name="Teletype">
      <style:text-properties fo:color="#008000" style:font-name="Consolas" fo:font-family="Consolas" style:font-style-name="Normal" style:font-family-generic="modern" style:font-pitch="fixed" fo:font-size="10pt" fo:background-color="transparent"/>
    </style:style>
    <style:style style:name="rststyle-codeblock-classname" style:family="text" style:parent-style-name="Teletype">
      <style:text-properties fo:color="#ff0000" style:font-name="Consolas" fo:font-family="Consolas" style:font-style-name="Normal" style:font-family-generic="modern" style:font-pitch="fixed" fo:font-size="10pt" fo:background-color="transparent"/>
    </style:style>
    <style:style style:name="rststyle-codeblock-comment" style:family="text" style:parent-style-name="Teletype">
      <style:text-properties fo:color="#9966cc" style:font-name="Consolas" fo:font-family="Consolas" style:font-style-name="Normal" style:font-family-generic="modern" style:font-pitch="fixed" fo:font-size="10pt" fo:background-color="transparent"/>
    </style:style>
    <style:style style:name="rststyle-codeblock-number" style:family="text" style:parent-style-name="Teletype">
      <style:text-properties fo:color="#33a3a3" style:font-name="Consolas" fo:font-family="Consolas" style:font-style-name="Normal" style:font-family-generic="modern" style:font-pitch="fixed" fo:font-size="10pt" fo:background-color="transparent"/>
    </style:style>
    <style:style style:name="rststyle-codeblock-string" style:family="text" style:parent-style-name="Teletype">
      <style:text-properties fo:color="#993366" style:font-name="Consolas" fo:font-family="Consolas" style:font-style-name="Normal" style:font-family-generic="modern" style:font-pitch="fixed" fo:font-size="10pt" fo:background-color="transparent"/>
    </style:style>
    <style:style style:name="rststyle-codeblock-keyword" style:family="text" style:parent-style-name="Teletype">
      <style:text-properties fo:color="#ff9966" style:font-name="Consolas" fo:font-family="Consolas" style:font-style-name="Normal" style:font-family-generic="modern" style:font-pitch="fixed" fo:font-size="10pt" fo:background-color="transparent"/>
    </style:style>
    <style:style style:name="rststyle-quotation" style:family="text" style:parent-style-name="Citation">
      <style:text-properties style:font-weight-asian="normal" style:font-weight-complex="normal"/>
    </style:style>
    <style:style style:name="rststyle-inlineliteral" style:family="text" style:parent-style-name="Example">
      <style:text-properties style:font-name="Consolas1" fo:font-family="Consolas" style:font-style-name="Normal" style:font-pitch="fixed" fo:font-size="10pt" fo:background-color="#e6e6ff"/>
    </style:style>
    <style:style style:name="rststyle-strong" style:family="text">
      <style:text-properties style:use-window-font-color="true" style:font-name="Consolas2" fo:font-family="Consolas" style:font-style-name="Gras" style:font-pitch="fixed" fo:font-size="10pt" fo:font-weight="bold" fo:background-color="transparent"/>
    </style:style>
    <style:style style:name="rststyle-emphasis" style:family="text" style:parent-style-name="Emphasis">
      <style:text-properties style:font-weight-asian="normal" style:font-weight-complex="normal"/>
    </style:style>
    <style:style style:name="Teletype" style:family="text">
      <style:text-properties style:font-name="Nimbus Mono L" fo:font-family="'Nimbus Mono L'" style:font-family-generic="modern" style:font-pitch="fixed" style:font-name-asian="Nimbus Mono L" style:font-family-asian="'Nimbus Mono L'" style:font-family-generic-asian="modern" style:font-pitch-asian="fixed" style:font-name-complex="Nimbus Mono L" style:font-family-complex="'Nimbus Mono L'" style:font-family-generic-complex="modern" style:font-pitch-complex="fixed"/>
    </style:style>
    <style:style style:name="Example" style:family="text">
      <style:text-properties style:font-name="Nimbus Mono L" fo:font-family="'Nimbus Mono L'" style:font-family-generic="modern" style:font-pitch="fixed" style:font-name-asian="Nimbus Mono L" style:font-family-asian="'Nimbus Mono L'" style:font-family-generic-asian="modern" style:font-pitch-asian="fixed" style:font-name-complex="Nimbus Mono L" style:font-family-complex="'Nimbus Mono L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/>
    <style:style style:name="rststyle-imageframe" style:family="graphic" style:parent-style-name="Graphics">
      <style:graphic-properties svg:x="0in" svg:y="0in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ststyle-enumlist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rststyle-bulletlist">
      <text:list-level-style-bullet text:level="1" text:style-name="Bullet_20_Symbols" style:num-suffix="." text:bullet-char="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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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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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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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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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">
        <style:list-level-properties text:space-before="2.5in" text:min-label-width="0.25in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sa Kelecevic</meta:initial-creator>
    <meta:creation-date>2016-03-12T20:18:45.737735289</meta:creation-date>
    <dc:date>2016-06-11T20:53:00.218595131</dc:date>
    <dc:creator>Sasa Kelecevic</dc:creator>
    <meta:editing-duration>PT3H8M34S</meta:editing-duration>
    <meta:editing-cycles>55</meta:editing-cycles>
    <meta:generator>LibreOffice/5.1.3.2$Linux_X86_64 LibreOffice_project/10m0$Build-2</meta:generator>
    <meta:document-statistic meta:table-count="4" meta:image-count="0" meta:object-count="0" meta:page-count="6" meta:paragraph-count="177" meta:word-count="813" meta:character-count="6535" meta:non-whitespace-character-count="5209"/>
  </office:meta>
</office:document-meta>
</file>